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IXGeneral" svg:font-family="STIXGener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543" officeooo:paragraph-rsid="0004b543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04b543"/>
    </style:style>
    <style:style style:name="P3" style:family="paragraph" style:parent-style-name="Text_20_body">
      <style:text-properties officeooo:rsid="0004b543" officeooo:paragraph-rsid="0004b543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4b543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4b543" officeooo:paragraph-rsid="0004b543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4b543" officeooo:paragraph-rsid="000591cc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4b543" officeooo:paragraph-rsid="000591cc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591cc" officeooo:paragraph-rsid="000591cc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591cc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5e782"/>
    </style:style>
    <style:style style:name="T1" style:family="text">
      <style:text-properties officeooo:rsid="0004b543"/>
    </style:style>
    <style:style style:name="T2" style:family="text">
      <style:text-properties style:font-name="STIXGeneral"/>
    </style:style>
    <style:style style:name="T3" style:family="text">
      <style:text-properties style:font-name="STIXGeneral" officeooo:rsid="0004b543"/>
    </style:style>
    <style:style style:name="T4" style:family="text">
      <style:text-properties officeooo:rsid="000591cc"/>
    </style:style>
    <style:style style:name="T5" style:family="text">
      <style:text-properties fo:color="#c9211e"/>
    </style:style>
    <style:style style:name="T6" style:family="text">
      <style:text-properties fo:color="#c9211e" officeooo:rsid="000591cc"/>
    </style:style>
    <style:style style:name="T7" style:family="text">
      <style:text-properties fo:color="#c9211e" fo:font-weight="normal" officeooo:rsid="000591cc" style:font-weight-asian="normal" style:font-weight-complex="normal"/>
    </style:style>
    <style:style style:name="T8" style:family="text">
      <style:text-properties fo:color="#c9211e" fo:font-weight="normal" officeooo:rsid="0004b543" style:font-weight-asian="normal" style:font-weight-complex="normal"/>
    </style:style>
    <style:style style:name="T9" style:family="text">
      <style:text-properties fo:color="#2a6099"/>
    </style:style>
    <style:style style:name="T10" style:family="text">
      <style:text-properties fo:color="#2a6099" officeooo:rsid="000591cc"/>
    </style:style>
    <style:style style:name="T11" style:family="text">
      <style:text-properties fo:color="#2a6099" officeooo:rsid="0005e782"/>
    </style:style>
    <style:style style:name="T12" style:family="text">
      <style:text-properties officeooo:rsid="0005e782"/>
    </style:style>
    <style:style style:name="T13" style:family="text">
      <style:text-properties fo:font-weight="normal" officeooo:rsid="0004b543" style:font-weight-asian="normal" style:font-weight-complex="normal"/>
    </style:style>
    <style:style style:name="T14" style:family="text">
      <style:text-properties fo:font-weight="normal" officeooo:rsid="0005e782" style:font-weight-asian="normal" style:font-weight-complex="normal"/>
    </style:style>
    <style:style style:name="T15" style:family="text">
      <style:text-properties fo:font-weight="normal" officeooo:rsid="000591cc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5e782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5e782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v1 = (3*3*85 + 1)*64 = 49024</text:p>
      <text:p text:style-name="P4">Conv2 = (2*2*64 +1)*128 = 32896</text:p>
      <text:p text:style-name="P4">Conv3 = (3*3*128 +1)*256 = 295168</text:p>
      <text:p text:style-name="P4">F1= (256*2*2 +1)*512 = 524800</text:p>
      <text:p text:style-name="P4">F2 = (512+1)*14 = 7182</text:p>
      <text:p text:style-name="P4">T = 889070 </text:p>
      <text:p text:style-name="Text_20_body"/>
      <text:p text:style-name="P3">SIZE = 889070*32/8/1000 = 3556.28 KB ~ 3.5 MB</text:p>
      <text:p text:style-name="P4">CONV = (n*m*l +1) + k</text:p>
      <text:p text:style-name="P4">where n, m filter size, l input channels, k output channels</text:p>
      <text:p text:style-name="P4">FC = (n+1)*k</text:p>
      <text:p text:style-name="P4">n input size, k output size</text:p>
      <text:p text:style-name="Text_20_body"/>
      <text:p text:style-name="P4">+1 corresponds to bias</text:p>
      <text:p text:style-name="Standard">----------------------------------------------------------------</text:p>
      <text:p text:style-name="P1">Input = 8*8*85 = 5540</text:p>
      <text:p text:style-name="P5">COnv1 = (3*3*85 + 1)*64 = 49024 <text:s text:c="11"/><text:span text:style-name="T1">3x3 pad 1 stride 1</text:span></text:p>
      <text:p text:style-name="P6">Output = 8*8*64 = 4096</text:p>
      <text:p text:style-name="P6"/>
      <text:p text:style-name="P6">Max Pool 2x2 pad 2 suppose stride 1 <text:s text:c="9"/><text:span text:style-name="T4">(I think they mean stride 2)</text:span></text:p>
      <text:p text:style-name="P6">Output = 8*8*64 = 4096 <text:s text:c="5"/><text:span text:style-name="T4">IF STRIDE 2 <text:s/>AND PAD 0 <text:s/>THEN 4*4*64</text:span></text:p>
      <text:p text:style-name="P6"/>
      <text:p text:style-name="P5">Conv2 = (2*2*64 + 1)*128 = 32896 <text:s text:c="11"/><text:span text:style-name="T1">2x2 pad 1 stride 1</text:span></text:p>
      <text:p text:style-name="P6">Output = 9*9*<text:span text:style-name="T4">128</text:span> <text:s text:c="24"/>“” <text:s text:c="32"/><text:span text:style-name="T10">8*8*128</text:span></text:p>
      <text:p text:style-name="P6"/>
      <text:p text:style-name="P7">Max Pool 2x2 pad 2 suppose stride 1 <text:s text:c="9"/><text:span text:style-name="T4">(I think they mean stride 2)</text:span></text:p>
      <text:p text:style-name="P7">Output = 8*8*<text:span text:style-name="T4">128</text:span> = 4096 <text:s text:c="5"/><text:span text:style-name="T4">IF STRIDE 2 <text:s/>AND PAD 0 <text:s/>THEN </text:span><text:span text:style-name="T10">4*4*64</text:span></text:p>
      <text:p text:style-name="P7"/>
      <text:p text:style-name="P5">Conv3 = (3*3*128 +1)*256 = 295168</text:p>
      <text:p text:style-name="P9">Output = <text:s text:c="42"/>“” <text:s text:c="26"/><text:span text:style-name="T9">4*4*256 </text:span><text:span text:style-name="T11">= 4096</text:span></text:p>
      <text:p text:style-name="P9"/>
      <text:p text:style-name="P7">Max Pool 2x2 pad 2 suppose stride 1 <text:s text:c="9"/><text:span text:style-name="T4">(I think they mean stride 2)</text:span></text:p>
      <text:p text:style-name="P10"><text:span text:style-name="T13">Output = </text:span><text:span text:style-name="T7">2</text:span><text:span text:style-name="T8">*</text:span><text:span text:style-name="T7">2</text:span><text:span text:style-name="T8">*</text:span><text:span text:style-name="T7">256</text:span><text:span text:style-name="T8"> </text:span><text:span text:style-name="T13">= </text:span><text:span text:style-name="T14">1024</text:span><text:span text:style-name="T13"> <text:s text:c="5"/></text:span><text:span text:style-name="T15">IF STRIDE 2 <text:s/>AND PAD 0 <text:s/>THEN </text:span><text:span text:style-name="T7">2*2*256</text:span></text:p>
      <text:p text:style-name="P8"/>
      <text:p text:style-name="P5">F1= (256*2*2 +1)*512 = 524800</text:p>
      <text:p text:style-name="P5">F2 = (512+1)*14 = 7182</text:p>
      <text:p text:style-name="P5">T = 889070 </text:p>
      <text:p text:style-name="P5"/>
      <text:p text:style-name="P5"/>
      <text:p text:style-name="P2"><text:bookmark text:name="MathJax-Element-7-Frame"/><text:bookmark text:name="MathJax-Span-36"/><text:bookmark text:name="MathJax-Span-35"/><text:bookmark text:name="MathJax-Span-34"/>𝑂<text:bookmark text:name="MathJax-Span-37"/><text:span text:style-name="T2">=</text:span><text:bookmark text:name="MathJax-Span-40"/><text:bookmark text:name="MathJax-Span-39"/><text:bookmark text:name="MathJax-Span-38"/><text:span text:style-name="T3">(</text:span>𝑊−<text:bookmark text:name="MathJax-Span-42"/>𝐾<text:bookmark text:name="MathJax-Span-43"/><text:span text:style-name="T2">+</text:span><text:bookmark text:name="MathJax-Span-44"/><text:span text:style-name="T2">2</text:span><text:bookmark text:name="MathJax-Span-45"/>𝑃<text:bookmark text:name="MathJax-Span-46"/><text:span text:style-name="T1">)/</text:span>𝑆<text:bookmark text:name="MathJax-Span-47"/><text:span text:style-name="T2">+</text:span><text:bookmark text:name="MathJax-Span-48"/><text:span text:style-name="T2">1</text:span></text:p>
      <text:p text:style-name="Text_20_body"><text:soft-page-break/>where O is the output height/length, W is the input height/length, K is the filter size, P is the padding, and S is the stride.</text:p>
      <text:p text:style-name="Text_20_body"/>
      <text:p text:style-name="P11"><text:span text:style-name="T12">NO cuadran los tamaños, cojo la FC1 y los input </text:span><text:span text:style-name="T17">output = 524800 + 512 + 1024 = </text:span><text:bookmark text:name="display"/><text:span text:style-name="T16">526336</text:span></text:p>
      <text:p text:style-name="P11"><text:span text:style-name="T19">526336*32/8/100 = </text:span><text:bookmark text:name="display1"/><text:span text:style-name="T18">2105.344</text:span><text:span text:style-name="T19"> K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IXGeneral" svg:font-family="STIXGener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2:21:17.465613837</meta:creation-date>
    <dc:date>2020-05-27T13:17:45.672580359</dc:date>
    <meta:editing-duration>PT28M4S</meta:editing-duration>
    <meta:editing-cycles>1</meta:editing-cycles>
    <meta:document-statistic meta:table-count="0" meta:image-count="0" meta:object-count="0" meta:page-count="2" meta:paragraph-count="33" meta:word-count="266" meta:character-count="1511" meta:non-whitespace-character-count="1082"/>
    <meta:generator>LibreOffice/6.4.3.2$Linux_X86_64 LibreOffice_project/40$Build-2</meta:generator>
  </office:meta>
</office:document-meta>
</file>